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95cm"/>
    </style:style>
    <style:style style:name="gr2" style:family="graphic" style:parent-style-name="standard">
      <style:graphic-properties draw:textarea-horizontal-align="justify" draw:textarea-vertical-align="middle" draw:auto-grow-height="false" fo:min-height="1.73cm" fo:min-width="3.672cm"/>
    </style:style>
    <style:style style:name="gr3" style:family="graphic" style:parent-style-name="standard">
      <style:graphic-properties draw:textarea-horizontal-align="justify" draw:textarea-vertical-align="middle" draw:auto-grow-height="false" fo:min-height="2.35cm" fo:min-width="5.9cm"/>
    </style:style>
    <style:style style:name="gr4" style:family="graphic" style:parent-style-name="standard">
      <style:graphic-properties draw:textarea-horizontal-align="justify" draw:textarea-vertical-align="middle" draw:auto-grow-height="false" fo:min-height="1.262cm" fo:min-width="3.53cm"/>
    </style:style>
    <style:style style:name="gr5" style:family="graphic" style:parent-style-name="standard">
      <style:graphic-properties draw:textarea-horizontal-align="justify" draw:textarea-vertical-align="middle" draw:auto-grow-height="false" fo:min-height="1.8cm" fo:min-width="2.4cm"/>
    </style:style>
    <style:style style:name="gr6" style:family="graphic" style:parent-style-name="standard">
      <style:graphic-properties draw:textarea-horizontal-align="justify" draw:textarea-vertical-align="middle" draw:auto-grow-height="false" fo:min-height="2.45cm" fo:min-width="5.1cm"/>
    </style:style>
    <style:style style:name="gr7" style:family="graphic" style:parent-style-name="standard">
      <style:graphic-properties draw:textarea-horizontal-align="justify" draw:textarea-vertical-align="middle" draw:auto-grow-height="false" fo:min-height="1.942cm" fo:min-width="2.82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1" draw:layer="layout" svg:width="19cm" svg:height="2.2cm" svg:x="1cm" svg:y="1cm">
          <draw:text-box>
            <text:p>Schemat blokowy algorytmu wypisującego dwucyfrowe liczby parzyste podzielne przez 3</text:p>
          </draw:text-box>
        </draw:frame>
        <draw:custom-shape draw:style-name="gr2" draw:text-style-name="P2" xml:id="id1" draw:id="id1" draw:layer="layout" svg:width="5.9cm" svg:height="2.8cm" svg:x="6.8cm" svg:y="3cm">
          <text:p text:style-name="P2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6.4cm" svg:height="2.6cm" svg:x="6.2cm" svg:y="7.1cm">
          <text:p text:style-name="P2">A = 12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6.4cm" svg:height="2.4cm" svg:x="6.8cm" svg:y="11.4cm">
          <text:p text:style-name="P2">Pisz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2" xml:id="id4" draw:id="id4" draw:layer="layout" svg:width="5.8cm" svg:height="4.1cm" svg:x="7.5cm" svg:y="16.1cm">
          <text:p text:style-name="P2">A &lt; 10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xml:id="id5" draw:id="id5" draw:layer="layout" svg:width="5.6cm" svg:height="2.7cm" svg:x="3.2cm" svg:y="22.5cm">
          <text:p text:style-name="P2">A = A + 6</text:p>
          <draw:enhanced-geometry svg:viewBox="0 0 21600 21600" draw:type="rectangle" draw:enhanced-path="M 0 0 L 21600 0 21600 21600 0 21600 0 0 Z N"/>
        </draw:custom-shape>
        <draw:custom-shape draw:style-name="gr7" draw:text-style-name="P2" xml:id="id7" draw:id="id7" draw:layer="layout" svg:width="4.7cm" svg:height="3.1cm" svg:x="13cm" svg:y="25.2cm">
          <text:p text:style-name="P2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9.75cm" svg:y1="5.8cm" svg:x2="9.4cm" svg:y2="7.1cm" draw:start-shape="id1" draw:end-shape="id2" svg:d="M9750 5800l-350 1300" svg:viewBox="0 0 351 1301">
          <text:p/>
        </draw:connector>
        <draw:connector draw:style-name="gr8" draw:text-style-name="P3" draw:layer="layout" draw:type="line" svg:x1="9.4cm" svg:y1="9.7cm" svg:x2="10cm" svg:y2="11.4cm" draw:start-shape="id2" draw:end-shape="id3" svg:d="M9400 9700l600 1700" svg:viewBox="0 0 601 1701">
          <text:p/>
        </draw:connector>
        <draw:connector draw:style-name="gr8" draw:text-style-name="P3" xml:id="id6" draw:id="id6" draw:layer="layout" draw:type="line" svg:x1="10cm" svg:y1="13.8cm" svg:x2="10.4cm" svg:y2="16.1cm" draw:start-shape="id3" draw:end-shape="id4" svg:d="M10000 13800l400 2300" svg:viewBox="0 0 401 2301">
          <text:p/>
        </draw:connector>
        <draw:connector draw:style-name="gr8" draw:text-style-name="P3" draw:layer="layout" svg:x1="3.2cm" svg:y1="23.85cm" svg:x2="10.2cm" svg:y2="14.95cm" draw:start-shape="id5" draw:start-glue-point="3" draw:end-shape="id6" draw:end-glue-point="0" svg:d="M3200 23850h-501v-8900h7501" svg:viewBox="0 0 7502 8901">
          <text:p/>
        </draw:connector>
        <draw:connector draw:style-name="gr9" draw:text-style-name="P3" draw:layer="layout" svg:x1="7.5cm" svg:y1="18.15cm" svg:x2="6cm" svg:y2="22.5cm" draw:start-shape="id4" draw:start-glue-point="5" draw:end-shape="id5" svg:d="M7500 18150h-1500v4350" svg:viewBox="0 0 1501 4351">
          <text:p text:style-name="P2">Tak</text:p>
          <text:p text:style-name="P2"/>
        </draw:connector>
        <draw:connector draw:style-name="gr9" draw:text-style-name="P3" draw:layer="layout" svg:x1="13.3cm" svg:y1="18.15cm" svg:x2="15.35cm" svg:y2="25.2cm" draw:start-shape="id4" draw:start-glue-point="7" draw:end-shape="id7" svg:d="M13300 18150h2050v7050" svg:viewBox="0 0 2051 7051">
          <text:p text:style-name="P2">Nie</text:p>
          <text:p text:style-name="P2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9T23:18:11.963000000</meta:creation-date>
    <dc:date>2017-10-09T23:35:47.921000000</dc:date>
    <meta:editing-duration>PT1M28S</meta:editing-duration>
    <meta:editing-cycles>1</meta:editing-cycles>
    <meta:document-statistic meta:object-count="13"/>
    <meta:generator>LibreOffice/5.3.3.2$Windows_X86_64 LibreOffice_project/3d9a8b4b4e538a85e0782bd6c2d430bafe583448</meta:generator>
  </office:meta>
</office:document-meta>
</file>